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1.5638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regs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usrs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modific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odifica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expsearch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title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nser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ackdb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</table:table>
      <table:database-ranges>
        <table:database-range table:target-range-address="Hoja1.A1:Hoja1.F45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06/21/2010</text:date>, <text:time>07:21:4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6-21T07:21:47</dc:date>
    <meta:editing-cycles>27</meta:editing-cycles>
    <meta:editing-duration>PT01H23M27S</meta:editing-duration>
    <meta:document-statistic meta:table-count="1" meta:cell-count="2783" meta:object-count="0"/>
    <meta:user-defined meta:name="Info 1"/>
    <meta:user-defined meta:name="Info 2"/>
    <meta:user-defined meta:name="Info 3"/>
    <meta:user-defined meta:name="Info 4"/>
  </office:meta>
</office:document-meta>
</file>